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35d97e" officeooo:paragraph-rsid="0013e290" style:font-size-asian="16pt" style:font-weight-asian="bold" style:font-size-complex="16pt" style:font-weight-complex="bold"/>
    </style:style>
    <style:style style:name="P2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348d7e" officeooo:paragraph-rsid="0013e290" style:font-size-asian="16pt" style:font-weight-asian="bold" style:font-size-complex="16pt" style:font-weight-complex="bold"/>
    </style:style>
    <style:style style:name="P3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19c83f" officeooo:paragraph-rsid="0019c83f" style:font-size-asian="16pt" style:font-weight-asian="bold" style:font-size-complex="16pt" style:font-weight-complex="bold"/>
    </style:style>
    <style:style style:name="P4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1ca1ac" officeooo:paragraph-rsid="001ca1ac" style:font-size-asian="16pt" style:font-weight-asian="bold" style:font-size-complex="16pt" style:font-weight-complex="bold"/>
    </style:style>
    <style:style style:name="P5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paragraph-rsid="0013e290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13e290"/>
    </style:style>
    <style:style style:name="P7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45adc6" officeooo:paragraph-rsid="0045adc6" style:font-size-asian="16pt" style:font-weight-asian="bold" style:font-size-complex="16pt" style:font-weight-complex="bold"/>
    </style:style>
    <style:style style:name="P8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45adc6" officeooo:paragraph-rsid="0052410a" style:font-size-asian="16pt" style:font-weight-asian="bold" style:font-size-complex="16pt" style:font-weight-complex="bold"/>
    </style:style>
    <style:style style:name="P9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1ca1ac" officeooo:paragraph-rsid="001ca1ac" style:font-size-asian="16pt" style:font-weight-asian="bold" style:font-size-complex="16pt" style:font-weight-complex="bold"/>
    </style:style>
    <style:style style:name="T1" style:family="text">
      <style:text-properties officeooo:rsid="00348d7e" style:font-size-asian="16pt" style:font-weight-asian="bold" style:font-size-complex="16pt" style:font-weight-complex="bold"/>
    </style:style>
    <style:style style:name="T2" style:family="text">
      <style:text-properties fo:color="#808080" style:font-name="Open Sans" fo:font-size="10.5pt" fo:font-weight="normal"/>
    </style:style>
    <style:style style:name="T3" style:family="text">
      <style:text-properties fo:font-variant="normal" fo:text-transform="none" fo:color="#808080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808080" style:font-name="Open Sans" fo:font-size="10.5pt" fo:letter-spacing="normal" fo:font-style="normal" fo:font-weight="bold"/>
    </style:style>
    <style:style style:name="T5" style:family="text">
      <style:text-properties fo:font-variant="normal" fo:text-transform="none" fo:color="#777777" style:font-name="Open Sans" fo:font-size="10.5pt" fo:letter-spacing="normal" fo:font-style="normal" fo:font-weight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5068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ypes Of Actions in Odoo :-</text:p>
      <text:p text:style-name="P5"><text:span text:style-name="T1"><text:tab/></text:span><text:span text:style-name="T2">In odoo there are five type of action  mentioned below :</text:span></text:p>
      <text:p text:style-name="P6"><text:span text:style-name="T3">1. </text:span><text:span text:style-name="Strong_20_Emphasis"><text:span text:style-name="T4">Window Action</text:span></text:span><text:span text:style-name="T3"> : (It’s Triger the Different View of model)</text:span><text:span text:style-name="T5"><text:line-break/></text:span><text:span text:style-name="T3">2. </text:span><text:span text:style-name="Strong_20_Emphasis"><text:span text:style-name="T4">URL Action</text:span></text:span><text:span text:style-name="T3"> : Open URL using odoo action</text:span><text:span text:style-name="T5"><text:line-break/></text:span><text:span text:style-name="T3">3. </text:span><text:span text:style-name="Strong_20_Emphasis"><text:span text:style-name="T4">Server Action</text:span></text:span><text:span text:style-name="T3">:  triggering the server code</text:span><text:span text:style-name="T5"><text:line-break/></text:span><text:span text:style-name="T3">4.</text:span><text:span text:style-name="Strong_20_Emphasis"><text:span text:style-name="T3"> </text:span></text:span><text:span text:style-name="Strong_20_Emphasis"><text:span text:style-name="T4">Report Action</text:span></text:span><text:span text:style-name="T3"> :Triggering the print Report</text:span><text:span text:style-name="T5"><text:line-break/></text:span><text:span text:style-name="T3">5. </text:span><text:span text:style-name="Strong_20_Emphasis"><text:span text:style-name="T4">Client Action</text:span></text:span><text:span text:style-name="T3"> : Triggers an action implemented entirely in the client.</text:span></text:p>
      <text:p text:style-name="P1">Actions :- <text:a xlink:type="simple" xlink:href="http://getodootraining.com/type-of-action-in-odoo/" text:style-name="Internet_20_link" text:visited-style-name="Visited_20_Internet_20_Link">http://getodootraining.com/type-of-action-in-odoo/</text:a></text:p>
      <text:p text:style-name="P1"/>
      <text:p text:style-name="P3">Filter and Group :-</text:p>
      <text:p text:style-name="P4"><text:a xlink:type="simple" xlink:href="https://www.youtube.com/watch?v=8UDiGXGTX44&amp;list=PLR8YRt5lybPneH4-qxb7TtGByaq7ajYJA&amp;index=5" text:style-name="Internet_20_link" text:visited-style-name="Visited_20_Internet_20_Link"><text:span text:style-name="T6">https://www.youtube.com/watch?v=8UDiGXGTX44&amp;list=PLR8YRt5lybPneH4-qxb7TtGByaq7ajYJA&amp;index=5</text:span></text:a></text:p>
      <text:p text:style-name="P4"><text:span text:style-name="T6"/>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19:30:20.852695679</dc:date>
    <meta:editing-duration>PT17H9M17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71" meta:character-count="524" meta:non-whitespace-character-count="456"/>
  </office:meta>
</office:document-meta>
</file>